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1.5pt double-thin #666666" style:border-line-width="0.018cm 0.018cm 0.018cm"/>
    </style:style>
    <style:style style:name="ce2" style:family="table-cell" style:parent-style-name="Default">
      <style:table-cell-properties style:text-align-source="fix" style:repeat-content="false" fo:border="1.5pt double-thin #666666" style:border-line-width="0.018cm 0.018cm 0.018cm" style:vertical-align="middle"/>
      <style:paragraph-properties fo:text-align="center"/>
    </style:style>
    <style:style style:name="ce3" style:family="table-cell" style:parent-style-name="Default">
      <style:table-cell-properties fo:background-color="#ffb66c" style:text-align-source="fix" style:repeat-content="false" fo:border="1.5pt double-thin #666666" style:border-line-width="0.018cm 0.018cm 0.018cm" style:vertical-align="middle"/>
      <style:paragraph-properties fo:text-align="center"/>
    </style:style>
    <style:style style:name="ce4" style:family="table-cell" style:parent-style-name="Default">
      <style:table-cell-properties fo:background-color="#ffb66c" fo:border="1.5pt double-thin #666666" style:border-line-width="0.018cm 0.018cm 0.018cm"/>
    </style:style>
    <style:style style:name="ce5" style:family="table-cell" style:parent-style-name="Default" style:data-style-name="N11">
      <style:table-cell-properties fo:background-color="#ffb66c" style:text-align-source="fix" style:repeat-content="false" fo:border="1.5pt double-thin #666666" style:border-line-width="0.018cm 0.018cm 0.018cm" style:vertical-align="middle"/>
      <style:paragraph-properties fo:text-align="center"/>
    </style:style>
    <style:style style:name="ce6" style:family="table-cell" style:parent-style-name="Default" style:data-style-name="N2">
      <style:table-cell-properties fo:border="1.5pt double-thin #666666" style:border-line-width="0.018cm 0.018cm 0.018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3" table:default-cell-style-name="ce1"/>
        <table:table-row table:style-name="ro1">
          <table:table-cell table:number-columns-repeated="23"/>
        </table:table-row>
        <table:table-row table:style-name="ro1">
          <table:table-cell/>
          <table:table-cell table:style-name="ce2" table:number-columns-spanned="14" table:number-rows-spanned="1"/>
          <table:covered-table-cell office:value-type="float" office:value="2" calcext:value-type="float">
            <text:p>2</text:p>
          </table:covered-table-cell>
          <table:covered-table-cell office:value-type="float" office:value="3" calcext:value-type="float">
            <text:p>3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7" calcext:value-type="float">
            <text:p>7</text:p>
          </table:covered-table-cell>
          <table:covered-table-cell office:value-type="float" office:value="8" calcext:value-type="float">
            <text:p>8</text:p>
          </table:covered-table-cell>
          <table:covered-table-cell office:value-type="float" office:value="9" calcext:value-type="float">
            <text:p>9</text:p>
          </table:covered-table-cell>
          <table:covered-table-cell office:value-type="float" office:value="10" calcext:value-type="float">
            <text:p>10</text:p>
          </table:covered-table-cell>
          <table:covered-table-cell office:value-type="float" office:value="11" calcext:value-type="float">
            <text:p>11</text:p>
          </table:covered-table-cell>
          <table:covered-table-cell office:value-type="float" office:value="12" calcext:value-type="float">
            <text:p>12</text:p>
          </table:covered-table-cell>
          <table:covered-table-cell office:value-type="float" office:value="13" calcext:value-type="float">
            <text:p>13</text:p>
          </table:covered-table-cell>
          <table:covered-table-cell office:value-type="float" office:value="14" calcext:value-type="float">
            <text:p>14</text:p>
          </table:covered-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4"/>
          <table:table-cell table:style-name="ce3" office:value-type="string" calcext:value-type="string" table:number-columns-spanned="1" table:number-rows-spanned="3">
            <text:p>Nota Final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gnom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Clase</text:p>
          </table:table-cell>
          <table:covered-table-cell table:style-name="ce4"/>
          <table:table-cell table:number-columns-repeated="8"/>
        </table:table-row>
        <table:table-row table:style-name="ro1">
          <table:table-cell/>
          <table:covered-table-cell table:number-columns-repeated="2" table:style-name="ce4"/>
          <table:table-cell table:style-name="ce5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4"/>
          <table:table-cell table:style-name="ce5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4"/>
          <table:table-cell table:style-name="ce5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4"/>
          <table:table-cell table:style-name="ce5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Andres</text:p>
          </table:table-cell>
          <table:table-cell office:value-type="string" calcext:value-type="string">
            <text:p>Ik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6" table:formula="of:=(([.D6]+[.E6]+[.F6])/3)*[.$D$5] + (([.G6]+[.H6]+[.I6])/3)*[.$G$5]+(([.J6]+[.K6]+[.L6])/3)*[.$J$5]+(([.M6]+[.N6])/2)*[.$M$5]" office:value-type="float" office:value="6.38333333333333" calcext:value-type="float">
            <text:p>6,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zanai</text:p>
          </table:table-cell>
          <table:table-cell office:value-type="string" calcext:value-type="string">
            <text:p>Yousef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" table:formula="of:=(([.D7]+[.E7]+[.F7])/3)*[.$D$5] + (([.G7]+[.H7]+[.I7])/3)*[.$G$5]+(([.J7]+[.K7]+[.L7])/3)*[.$J$5]+(([.M7]+[.N7])/2)*[.$M$5]" office:value-type="float" office:value="4.66666666666667" calcext:value-type="float">
            <text:p>4,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legrí</text:p>
          </table:table-cell>
          <table:table-cell office:value-type="string" calcext:value-type="string">
            <text:p>Edga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" table:formula="of:=(([.D8]+[.E8]+[.F8])/3)*[.$D$5] + (([.G8]+[.H8]+[.I8])/3)*[.$G$5]+(([.J8]+[.K8]+[.L8])/3)*[.$J$5]+(([.M8]+[.N8])/2)*[.$M$5]" office:value-type="float" office:value="6.91666666666667" calcext:value-type="float">
            <text:p>6,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s</text:p>
          </table:table-cell>
          <table:table-cell office:value-type="string" calcext:value-type="string">
            <text:p>Iz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" table:formula="of:=(([.D9]+[.E9]+[.F9])/3)*[.$D$5] + (([.G9]+[.H9]+[.I9])/3)*[.$G$5]+(([.J9]+[.K9]+[.L9])/3)*[.$J$5]+(([.M9]+[.N9])/2)*[.$M$5]" office:value-type="float" office:value="3.08333333333333" calcext:value-type="float">
            <text:p>3,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jael</text:p>
          </table:table-cell>
          <table:table-cell office:value-type="string" calcext:value-type="string">
            <text:p>Russel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6" table:formula="of:=(([.D10]+[.E10]+[.F10])/3)*[.$D$5] + (([.G10]+[.H10]+[.I10])/3)*[.$G$5]+(([.J10]+[.K10]+[.L10])/3)*[.$J$5]+(([.M10]+[.N10])/2)*[.$M$5]" office:value-type="float" office:value="5.65" calcext:value-type="float">
            <text:p>5,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s</text:p>
          </table:table-cell>
          <table:table-cell office:value-type="string" calcext:value-type="string">
            <text:p>Fab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(([.D11]+[.E11]+[.F11])/3)*[.$D$5] + (([.G11]+[.H11]+[.I11])/3)*[.$G$5]+(([.J11]+[.K11]+[.L11])/3)*[.$J$5]+(([.M11]+[.N11])/2)*[.$M$5]" office:value-type="float" office:value="1.68333333333333" calcext:value-type="float">
            <text:p>1,68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21"/>
        </table:table-row>
        <table:table-row table:style-name="ro1" table:number-rows-repeated="2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6:43:25.107310569</meta:creation-date>
    <dc:date>2025-11-05T17:09:04.148493222</dc:date>
    <meta:editing-duration>PT39S</meta:editing-duration>
    <meta:editing-cycles>1</meta:editing-cycles>
    <meta:document-statistic meta:table-count="1" meta:cell-count="120" meta:object-count="0"/>
    <meta:generator>LibreOffice/25.2.6.2$Linux_X86_64 LibreOffice_project/40d1a0e1d5bdf1afaeae24d9ece32bbb00fa66a4</meta:generator>
  </office:meta>
</office:document-meta>
</file>